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EEE" table:style-name="ta1">
        <table:table-column table:style-name="co1" table:number-columns-repeated="4" table:default-cell-style-name="Default"/>
        <table:table-row table:style-name="ro1">
          <table:table-cell table:style-name="ce107" office:value-type="string" calcext:value-type="string">
            <text:p>Document Title</text:p>
          </table:table-cell>
          <table:table-cell table:style-name="ce107" office:value-type="string" calcext:value-type="string">
            <text:p>Authors</text:p>
          </table:table-cell>
          <table:table-cell table:style-name="ce107" office:value-type="string" calcext:value-type="string">
            <text:p>Publication Title</text:p>
          </table:table-cell>
          <table:table-cell table:style-name="ce107" office:value-type="string" calcext:value-type="string">
            <text:p>Publication Year</text:p>
          </table:table-cell>
        </table:table-row>
        <table:table-row table:style-name="ro1">
          <table:table-cell office:value-type="string" calcext:value-type="string">
            <text:p>Metrics and Antipatterns for Software Quality Evaluation</text:p>
          </table:table-cell>
          <table:table-cell office:value-type="string" calcext:value-type="string">
            <text:p>F. A. Fontana; S. Maggioni</text:p>
          </table:table-cell>
          <table:table-cell office:value-type="string" calcext:value-type="string">
            <text:p>2011 IEEE 34th Software Engineering Workshop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 Web-Based Reference Architecture for Mobile Learning: Its Quality Aspects and Evaluation</text:p>
          </table:table-cell>
          <table:table-cell office:value-type="string" calcext:value-type="string">
            <text:p>J. Zbick</text:p>
          </table:table-cell>
          <table:table-cell office:value-type="string" calcext:value-type="string">
            <text:p>2017 IEEE International Conference on Software Architecture Workshops (ICSAW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Towards Validating Complexity-Based Metrics for Software Product Line Architectures</text:p>
          </table:table-cell>
          <table:table-cell office:value-type="string" calcext:value-type="string">
            <text:p>A. Marcolino; E. Oliveira; I. Gimenes; T. U. Conte</text:p>
          </table:table-cell>
          <table:table-cell office:value-type="string" calcext:value-type="string">
            <text:p>2013 VII Brazilian Symposium on Software Components, Architectures and Reus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Quality Evaluation of PaaS Cloud Application Design Using Generated Prototypes</text:p>
          </table:table-cell>
          <table:table-cell office:value-type="string" calcext:value-type="string">
            <text:p>D. Gesvindr; B. Buhnova; O. Gasior</text:p>
          </table:table-cell>
          <table:table-cell office:value-type="string" calcext:value-type="string">
            <text:p>2017 IEEE International Conference on Software Architecture (ICSA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 Reference Structure for Metamodels of Quality-Aware Domain-Specific Languages</text:p>
          </table:table-cell>
          <table:table-cell office:value-type="string" calcext:value-type="string">
            <text:p>M. Strittmatter; R. Heinrich</text:p>
          </table:table-cell>
          <table:table-cell office:value-type="string" calcext:value-type="string">
            <text:p>2016 13th Working IEEE/IFIP Conference on Software Architecture (WICS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utomated quantitative attributes prediction from architectural description language</text:p>
          </table:table-cell>
          <table:table-cell office:value-type="string" calcext:value-type="string">
            <text:p>I. Derbel; L. L. Jilani; A. Mili</text:p>
          </table:table-cell>
          <table:table-cell office:value-type="string" calcext:value-type="string">
            <text:p>2014 9th International Conference on Software Paradigm Trends (ICSOFT-PT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Extracting Quality Attributes from User Stories for Early Architecture Decision Making</text:p>
          </table:table-cell>
          <table:table-cell office:value-type="string" calcext:value-type="string">
            <text:p>F. Gilson; M. Galster; F. Georis</text:p>
          </table:table-cell>
          <table:table-cell office:value-type="string" calcext:value-type="string">
            <text:p>2019 IEEE International Conference on Software Architecture Companion (ICSA-C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ftware Metrics as Indicators of Security Vulnerabilities</text:p>
          </table:table-cell>
          <table:table-cell office:value-type="string" calcext:value-type="string">
            <text:p>N. Medeiros; N. Ivaki; P. Costa; M. Vieira</text:p>
          </table:table-cell>
          <table:table-cell office:value-type="string" calcext:value-type="string">
            <text:p>2017 IEEE 28th International Symposium on Software Reliability Engineering (ISSRE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Considering Not-Quantified Quality Attributes in an Automated Design Space Exploration</text:p>
          </table:table-cell>
          <table:table-cell office:value-type="string" calcext:value-type="string">
            <text:p>A. Busch; A. Koziolek</text:p>
          </table:table-cell>
          <table:table-cell office:value-type="string" calcext:value-type="string">
            <text:p>2016 12th International ACM SIGSOFT Conference on Quality of Software Architectures (QoS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rchitecture-Based Quality Attribute Synergies and Conflicts</text:p>
          </table:table-cell>
          <table:table-cell office:value-type="string" calcext:value-type="string">
            <text:p>B. Boehm</text:p>
          </table:table-cell>
          <table:table-cell office:value-type="string" calcext:value-type="string">
            <text:p>2015 IEEE/ACM 2nd International Workshop on Software Architecture and Metric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Quality attributes for mission flight software: A reference for architects</text:p>
          </table:table-cell>
          <table:table-cell office:value-type="string" calcext:value-type="string">
            <text:p>J. Wilmot; L. Fesq; D. Dvorak</text:p>
          </table:table-cell>
          <table:table-cell office:value-type="string" calcext:value-type="string">
            <text:p>2016 IEEE Aerospace Confer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omputing attributes of software architectures a static method and its validation</text:p>
          </table:table-cell>
          <table:table-cell office:value-type="string" calcext:value-type="string">
            <text:p>I. Derbel; L. L. Jilani; A. Mili</text:p>
          </table:table-cell>
          <table:table-cell office:value-type="string" calcext:value-type="string">
            <text:p>2015 International Conference on Evaluation of Novel Approaches to Software Engineering (ENAS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etrics Driven Architectural Analysis using Dependency Graphs for C Language Projects</text:p>
          </table:table-cell>
          <table:table-cell office:value-type="string" calcext:value-type="string">
            <text:p>D. Tiwari; H. Washizaki; Y. Fukazawa; T. Fukuoka; J. Tamaki; N. Hosotani; M. Kohama</text:p>
          </table:table-cell>
          <table:table-cell office:value-type="string" calcext:value-type="string">
            <text:p>2019 IEEE 43rd Annual Computer Software and Applications Conference (COMPSAC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 survey on software architecture evaluation methods</text:p>
          </table:table-cell>
          <table:table-cell office:value-type="string" calcext:value-type="string">
            <text:p>A. Patidar; U. Suman</text:p>
          </table:table-cell>
          <table:table-cell office:value-type="string" calcext:value-type="string">
            <text:p>2015 2nd International Conference on Computing for Sustainable Global Development (INDIACom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 contribution to the automation and to the evaluation of open-system software architectures</text:p>
          </table:table-cell>
          <table:table-cell office:value-type="string" calcext:value-type="string">
            <text:p>R. Belkhatir</text:p>
          </table:table-cell>
          <table:table-cell office:value-type="string" calcext:value-type="string">
            <text:p>2015 12th International Conference on Fuzzy Systems and Knowledge Discovery (FSKD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Visualizing Software Structure Understandability</text:p>
          </table:table-cell>
          <table:table-cell office:value-type="string" calcext:value-type="string">
            <text:p>P. Dugerdil; M. Niculescu</text:p>
          </table:table-cell>
          <table:table-cell office:value-type="string" calcext:value-type="string">
            <text:p>2014 23rd Australian Software Engineering Conferenc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 technique to evaluate software evolution based on architecture metric</text:p>
          </table:table-cell>
          <table:table-cell office:value-type="string" calcext:value-type="string">
            <text:p>B. Li; L. Liao; J. Si</text:p>
          </table:table-cell>
          <table:table-cell office:value-type="string" calcext:value-type="string">
            <text:p>2016 IEEE 14th International Conference on Software Engineering Research, Management and Applications (SERA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rchitecture Patterns, Quality Attributes, and Design Contexts: How Developers Design with Them</text:p>
          </table:table-cell>
          <table:table-cell office:value-type="string" calcext:value-type="string">
            <text:p>T. Bi; P. Liang; A. Tang</text:p>
          </table:table-cell>
          <table:table-cell office:value-type="string" calcext:value-type="string">
            <text:p>2018 25th Asia-Pacific Software Engineering Conference (APSEC)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ATT: Tailoring Code Metric Thresholds for Different Software Architectures</text:p>
          </table:table-cell>
          <table:table-cell office:value-type="string" calcext:value-type="string">
            <text:p>M. Aniche; C. Treude; A. Zaidman; A. Van Deursen; M. A. Gerosa</text:p>
          </table:table-cell>
          <table:table-cell office:value-type="string" calcext:value-type="string">
            <text:p>2016 IEEE 16th International Working Conference on Source Code Analysis and Manipulation (SCAM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alyzing Software Architecture Evolvability Based on Multiple Architectural Attributes Measurements</text:p>
          </table:table-cell>
          <table:table-cell office:value-type="string" calcext:value-type="string">
            <text:p>T. Wang; B. Li</text:p>
          </table:table-cell>
          <table:table-cell office:value-type="string" calcext:value-type="string">
            <text:p>2019 IEEE 19th International Conference on Software Quality, Reliability and Security (QRS)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utomated Reliability Prediction from Formal Architectural Descriptions</text:p>
          </table:table-cell>
          <table:table-cell office:value-type="string" calcext:value-type="string">
            <text:p>J. M. Franco; R. Barbosa; M. Zenha-Rela</text:p>
          </table:table-cell>
          <table:table-cell office:value-type="string" calcext:value-type="string">
            <text:p>2012 Joint Working IEEE/IFIP Conference on Software Architecture and European Conference on Software Architectur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valuation of the Use of Quality Attribute Scenarios in a Plug-In Hybrid Electric Vehicle Controls System - Industrial Case Study</text:p>
          </table:table-cell>
          <table:table-cell office:value-type="string" calcext:value-type="string">
            <text:p>A. Tsakiris; J. Kristinsson; R. McGee</text:p>
          </table:table-cell>
          <table:table-cell office:value-type="string" calcext:value-type="string">
            <text:p>2011 Ninth Working IEEE/IFIP Conference on Software Architectu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eliability Analysis of Software Architecture Evolution</text:p>
          </table:table-cell>
          <table:table-cell office:value-type="string" calcext:value-type="string">
            <text:p>J. M. Franco; R. Barbosa; M. Zenha-Rela</text:p>
          </table:table-cell>
          <table:table-cell office:value-type="string" calcext:value-type="string">
            <text:p>2013 Sixth Latin-American Symposium on Dependable Computing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valuating the correlation between software defect and design coupling metrics</text:p>
          </table:table-cell>
          <table:table-cell office:value-type="string" calcext:value-type="string">
            <text:p>A. Abuasad; I. M. Alsmadi</text:p>
          </table:table-cell>
          <table:table-cell office:value-type="string" calcext:value-type="string">
            <text:p>2012 International Conference on Computer, Information and Telecommunication Systems (CITS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Design level quality analysis using fuzzy UML models and weighted complex networks</text:p>
          </table:table-cell>
          <table:table-cell office:value-type="string" calcext:value-type="string">
            <text:p>M. Vimaladevi; G. Zayaraz</text:p>
          </table:table-cell>
          <table:table-cell office:value-type="string" calcext:value-type="string">
            <text:p>2017 International Conference on Communication and Signal Processing (ICCSP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The structural-parametrical integration of modules for software algorithms. Part I</text:p>
          </table:table-cell>
          <table:table-cell office:value-type="string" calcext:value-type="string">
            <text:p>A. A. Mikhaylov; S. A. Bazuyeva</text:p>
          </table:table-cell>
          <table:table-cell office:value-type="string" calcext:value-type="string">
            <text:p>2016 2nd International Conference on Industrial Engineering, Applications and Manufacturing (ICIEAM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Enterprise Architecture Evaluation Using Utility Theory</text:p>
          </table:table-cell>
          <table:table-cell office:value-type="string" calcext:value-type="string">
            <text:p>M. Ã–sterlind; P. Johnson; K. Karnati; R. LagerstrÃ¶m; M. VÃ¤lja</text:p>
          </table:table-cell>
          <table:table-cell office:value-type="string" calcext:value-type="string">
            <text:p>2013 17th IEEE International Enterprise Distributed Object Computing Conference Workshop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uilding simulation models to evaluate web application architectures</text:p>
          </table:table-cell>
          <table:table-cell office:value-type="string" calcext:value-type="string">
            <text:p>M. J. Blas; S. Gonnet; H. Leone</text:p>
          </table:table-cell>
          <table:table-cell office:value-type="string" calcext:value-type="string">
            <text:p>2016 XLII Latin American Computing Conference (CLEI)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Policy enforcement upon software based on microservice architecture</text:p>
          </table:table-cell>
          <table:table-cell office:value-type="string" calcext:value-type="string">
            <text:p>T. Asik; Y. E. Selcuk</text:p>
          </table:table-cell>
          <table:table-cell office:value-type="string" calcext:value-type="string">
            <text:p>2017 IEEE 15th International Conference on Software Engineering Research, Management and Applications (SERA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Identification and implementation of observer and state pattern in internet banking application</text:p>
          </table:table-cell>
          <table:table-cell office:value-type="string" calcext:value-type="string">
            <text:p>A. Meiappane; B. Chithra; V. P. Venkatesan</text:p>
          </table:table-cell>
          <table:table-cell office:value-type="string" calcext:value-type="string">
            <text:p>2012 International Conference on Radar, Communication and Computing (ICRCC)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valuating Security Properties of Architectures in Unpredictable Environments: A Case for Cloud</text:p>
          </table:table-cell>
          <table:table-cell office:value-type="string" calcext:value-type="string">
            <text:p>F. Faniyi; R. Bahsoon; A. Evans; R. Kazman</text:p>
          </table:table-cell>
          <table:table-cell office:value-type="string" calcext:value-type="string">
            <text:p>2011 Ninth Working IEEE/IFIP Conference on Software Architectu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anaging trade-offs among architectural tactics using feature models and feature-solution graphs</text:p>
          </table:table-cell>
          <table:table-cell office:value-type="string" calcext:value-type="string">
            <text:p>J. Chavarriaga; C. Noguera; R. Casallas; V. Jonckers</text:p>
          </table:table-cell>
          <table:table-cell office:value-type="string" calcext:value-type="string">
            <text:p>2015 10th Computing Colombian Conference (10CCC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On the effect of local search in the multi-objective evolutionary discovery of software architectures</text:p>
          </table:table-cell>
          <table:table-cell office:value-type="string" calcext:value-type="string">
            <text:p>A. RamÃ­rez; J. R. Romero; S. Ventura</text:p>
          </table:table-cell>
          <table:table-cell office:value-type="string" calcext:value-type="string">
            <text:p>2017 IEEE Congress on Evolutionary Computation (CEC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Toward Agile Architecture: Insights from 15 Years of ATAM Data</text:p>
          </table:table-cell>
          <table:table-cell office:value-type="string" calcext:value-type="string">
            <text:p>S. Bellomo; I. Gorton; R. Kazman</text:p>
          </table:table-cell>
          <table:table-cell office:value-type="string" calcext:value-type="string">
            <text:p>IEEE Softwar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Modifications, Tweaks, and Bug Fixes in Architectural Tactics</text:p>
          </table:table-cell>
          <table:table-cell office:value-type="string" calcext:value-type="string">
            <text:p>M. Mirakhorli; J. Cleland-Huang</text:p>
          </table:table-cell>
          <table:table-cell office:value-type="string" calcext:value-type="string">
            <text:p>2015 IEEE/ACM 12th Working Conference on Mining Software Repositori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loud Platforms: Impact on Guest Application Quality Attributes</text:p>
          </table:table-cell>
          <table:table-cell office:value-type="string" calcext:value-type="string">
            <text:p>B. Sodhi; T. V. Prabhakar</text:p>
          </table:table-cell>
          <table:table-cell office:value-type="string" calcext:value-type="string">
            <text:p>2012 IEEE Asia-Pacific Services Computing Conferenc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valuating software architectures using ontologies for storing and versioning of engineering data in heterogeneous systems engineering environments</text:p>
          </table:table-cell>
          <table:table-cell office:value-type="string" calcext:value-type="string">
            <text:p>R. Mordinyi; E. Serral; D. Winkler; S. Biffl</text:p>
          </table:table-cell>
          <table:table-cell office:value-type="string" calcext:value-type="string">
            <text:p>Proceedings of the 2014 IEEE Emerging Technology and Factory Automation (ETFA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enerating software architecture spectrum with multi-objective genetic algorithms</text:p>
          </table:table-cell>
          <table:table-cell office:value-type="string" calcext:value-type="string">
            <text:p>O. RÃ¤ihÃ¤; K. Koskimies; E. MÃ¤kinen</text:p>
          </table:table-cell>
          <table:table-cell office:value-type="string" calcext:value-type="string">
            <text:p>2011 Third World Congress on Nature and Biologically Inspired Computing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tability of Self-Adaptive Software Architectures</text:p>
          </table:table-cell>
          <table:table-cell office:value-type="string" calcext:value-type="string">
            <text:p>M. Salama</text:p>
          </table:table-cell>
          <table:table-cell office:value-type="string" calcext:value-type="string">
            <text:p>2015 30th IEEE/ACM International Conference on Automated Software Engineering (ASE)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Ontology and Rules for Characterization of Sensors and Actuators Devices in AADL Models</text:p>
          </table:table-cell>
          <table:table-cell office:value-type="string" calcext:value-type="string">
            <text:p>D. C. Sales; C. Koliver; L. B. Becker</text:p>
          </table:table-cell>
          <table:table-cell office:value-type="string" calcext:value-type="string">
            <text:p>2020 X Brazilian Symposium on Computing Systems Engineering (SBESC)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easuring Architectural Change for Defect Estimation and Localization</text:p>
          </table:table-cell>
          <table:table-cell office:value-type="string" calcext:value-type="string">
            <text:p>M. Steff; B. Russo</text:p>
          </table:table-cell>
          <table:table-cell office:value-type="string" calcext:value-type="string">
            <text:p>2011 International Symposium on Empirical Software Engineering and Measurement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essage from ICSE 2019 General Chair</text:p>
          </table:table-cell>
          <table:table-cell/>
          <table:table-cell office:value-type="string" calcext:value-type="string">
            <text:p>2019 IEEE/ACM International Conference on Technical Debt (TechDebt)</text:p>
          </table:table-cell>
          <table:table-cell office:value-type="float" office:value="2019" calcext:value-type="float">
            <text:p>2019</text:p>
          </table:table-cell>
        </table:table-row>
      </table:table>
      <table:table table:name="ACM" table:style-name="ta1">
        <table:table-column table:style-name="co1" table:number-columns-repeated="4" table:default-cell-style-name="Default"/>
        <table:table-row table:style-name="ro1">
          <table:table-cell table:style-name="ce107" office:value-type="string" calcext:value-type="string">
            <text:p>Document Title</text:p>
          </table:table-cell>
          <table:table-cell table:style-name="ce107" office:value-type="string" calcext:value-type="string">
            <text:p>Authors</text:p>
          </table:table-cell>
          <table:table-cell table:style-name="ce107" office:value-type="string" calcext:value-type="string">
            <text:p>Publication Title</text:p>
          </table:table-cell>
          <table:table-cell table:style-name="ce107" office:value-type="string" calcext:value-type="string">
            <text:p>Publication Year</text:p>
          </table:table-cell>
        </table:table-row>
        <table:table-row table:style-name="ro1">
          <table:table-cell office:value-type="string" calcext:value-type="string">
            <text:p>Quantifying Software Architecture Quality Report on the First International Workshop on Software Architecture Metrics</text:p>
          </table:table-cell>
          <table:table-cell office:value-type="string" calcext:value-type="string">
            <text:p>Nord, Robert L.; Ozkaya, Ipek; Koziolek, Heiko; Avgeriou, Paris</text:p>
          </table:table-cell>
          <table:table-cell office:value-type="string" calcext:value-type="string">
            <text:p>SIGSOFT Softw. Eng. Not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owards Assessing Software Architecture Quality by Exploiting Code Smell Relations</text:p>
          </table:table-cell>
          <table:table-cell office:value-type="string" calcext:value-type="string">
            <text:p>Fontana, Francesca Arcelli; Ferme, Vincenzo; Zanoni, Marco</text:p>
          </table:table-cell>
          <table:table-cell office:value-type="string" calcext:value-type="string">
            <text:p>Proceedings of the Second International Workshop on Software Architecture and Metric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he Notion of Variability in Software Architecture: Results from a Preliminary Exploratory Study</text:p>
          </table:table-cell>
          <table:table-cell office:value-type="string" calcext:value-type="string">
            <text:p>Galster, Matthias; Avgeriou, Paris</text:p>
          </table:table-cell>
          <table:table-cell office:value-type="string" calcext:value-type="string">
            <text:p>Proceedings of the 5th Workshop on Variability Modeling of Software-Intensive System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On the Performance of Multiple Objective Evolutionary Algorithms for Software Architecture Discovery</text:p>
          </table:table-cell>
          <table:table-cell office:value-type="string" calcext:value-type="string">
            <text:p>Ramírez, Aurora; Romero, José Raúl; Ventura, Sebastián</text:p>
          </table:table-cell>
          <table:table-cell office:value-type="string" calcext:value-type="string">
            <text:p>Proceedings of the 2014 Annual Conference on Genetic and Evolutionary Computation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etrics for Verification and Validation of Architecture in Powertrain Software Development</text:p>
          </table:table-cell>
          <table:table-cell office:value-type="string" calcext:value-type="string">
            <text:p>Venkitachalam, Hariharan; Richenhagen, Johannes; Schlosser, Axel; Tasky, Thomas</text:p>
          </table:table-cell>
          <table:table-cell office:value-type="string" calcext:value-type="string">
            <text:p>Proceedings of the First International Workshop on Automotive Software Architectur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rchitecture-Based Quality Attribute Synergies and Conflicts</text:p>
          </table:table-cell>
          <table:table-cell office:value-type="string" calcext:value-type="string">
            <text:p>Boehm, Barry</text:p>
          </table:table-cell>
          <table:table-cell office:value-type="string" calcext:value-type="string">
            <text:p>Proceedings of the Second International Workshop on Software Architecture and Metric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 Quality-Oriented Approach to Recommend Move Method Refactorings</text:p>
          </table:table-cell>
          <table:table-cell office:value-type="string" calcext:value-type="string">
            <text:p>Couto, Christian Marlon Souza; Rocha, Henrique; Terra, Ricardo</text:p>
          </table:table-cell>
          <table:table-cell office:value-type="string" calcext:value-type="string">
            <text:p>Proceedings of the 17th Brazilian Symposium on Software Quality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Mitigating Security Threats through the Use of Security Tactics to Design Secure Cyber-Physical Systems (CPS)</text:p>
          </table:table-cell>
          <table:table-cell office:value-type="string" calcext:value-type="string">
            <text:p>Orellana, Cristian; Villegas, Mónica M.; Astudillo, Hernán</text:p>
          </table:table-cell>
          <table:table-cell office:value-type="string" calcext:value-type="string">
            <text:p>Proceedings of the 13th European Conference on Software Architecture - Volume 2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elf-Adaptive IoT Architectures: An Emergency Handling Case Study</text:p>
          </table:table-cell>
          <table:table-cell office:value-type="string" calcext:value-type="string">
            <text:p>Muccini, Henry; Spalazzese, Romina; Moghaddam, Mahyar T.; Sharaf, Mohammad</text:p>
          </table:table-cell>
          <table:table-cell office:value-type="string" calcext:value-type="string">
            <text:p>Proceedings of the 12th European Conference on Software Architecture: Companion Proceeding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 Metadata-Based Framework for Quality Attribute Degradation Analysis in Web Systems</text:p>
          </table:table-cell>
          <table:table-cell office:value-type="string" calcext:value-type="string">
            <text:p>Pinto, Felipe; Kulesza, Uirá; Silva, Leo; Guerra, Eduardo</text:p>
          </table:table-cell>
          <table:table-cell office:value-type="string" calcext:value-type="string">
            <text:p>Proceedings of the 20th Brazilian Symposium on Multimedia and the Web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rchitecture-Based Reliability Evaluation under Uncertainty</text:p>
          </table:table-cell>
          <table:table-cell office:value-type="string" calcext:value-type="string">
            <text:p>Meedeniya, Indika; Moser, Irene; Aleti, Aldeida; Grunske, Lars</text:p>
          </table:table-cell>
          <table:table-cell office:value-type="string" calcext:value-type="string">
            <text:p>Proceedings of the Joint ACM SIGSOFT Conference – QoSA and ACM SIGSOFT Symposium – ISARCS on Quality of Software Architectures – QoSA and Architecting Critical Systems – ISARC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nalyzing Preferences and Interactions of Software Quality Attributes Using Choquet Integral Approach</text:p>
          </table:table-cell>
          <table:table-cell office:value-type="string" calcext:value-type="string">
            <text:p>Alashqar, Abdelkareem M.; Elfetouh, Ahmad Abo; El-Bakry, Hazem M.</text:p>
          </table:table-cell>
          <table:table-cell office:value-type="string" calcext:value-type="string">
            <text:p>Proceedings of the 10th International Conference on Informatics and System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Injecting Quality Attributes into Software Architectures with the Common Variability Language</text:p>
          </table:table-cell>
          <table:table-cell office:value-type="string" calcext:value-type="string">
            <text:p>Horcas, Jose-Miguel; Pinto, Mónica; Fuentes, Lidia</text:p>
          </table:table-cell>
          <table:table-cell office:value-type="string" calcext:value-type="string">
            <text:p>Proceedings of the 17th International ACM Sigsoft Symposium on Component-Based Software Engineering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Internal Quality to External Quality: An Approach to Manage Conflicts</text:p>
          </table:table-cell>
          <table:table-cell office:value-type="string" calcext:value-type="string">
            <text:p>Kalra, Sumit; Prabhakar, T. V.</text:p>
          </table:table-cell>
          <table:table-cell office:value-type="string" calcext:value-type="string">
            <text:p>Proceedings of the International Conference on Research in Adaptive and Convergent System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Distributed Quality-Attribute Optimization of Software Architectures</text:p>
          </table:table-cell>
          <table:table-cell office:value-type="string" calcext:value-type="string">
            <text:p>Rago, Alejandro; Vidal, Santiago; Diaz-Pace, J. Andres; Frank, Sebastian; van Hoorn, André</text:p>
          </table:table-cell>
          <table:table-cell office:value-type="string" calcext:value-type="string">
            <text:p>Proceedings of the 11th Brazilian Symposium on Software Components, Architectures, and Reuse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DAM: External Dependency-Driven Architecture Discovery and Analysis of Quality Attributes</text:p>
          </table:table-cell>
          <table:table-cell office:value-type="string" calcext:value-type="string">
            <text:p>Ganesan, Dharmalingam; Lindvall, Mikael</text:p>
          </table:table-cell>
          <table:table-cell office:value-type="string" calcext:value-type="string">
            <text:p>ACM Trans. Softw. Eng. Methodol.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utomatic Evaluation of Complex Design Decisions in Component-Based Software Architectures</text:p>
          </table:table-cell>
          <table:table-cell office:value-type="string" calcext:value-type="string">
            <text:p>Scheerer, Max; Busch, Axel; Koziolek, Anne</text:p>
          </table:table-cell>
          <table:table-cell office:value-type="string" calcext:value-type="string">
            <text:p>Proceedings of the 15th ACM-IEEE International Conference on Formal Methods and Models for System Design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xperiences with Using the Systematic Method for Architecture Recovery (SyMAR)</text:p>
          </table:table-cell>
          <table:table-cell office:value-type="string" calcext:value-type="string">
            <text:p>Solms, Fritz</text:p>
          </table:table-cell>
          <table:table-cell office:value-type="string" calcext:value-type="string">
            <text:p>Proceedings of the South African Institute for Computer Scientists and Information Technologists Conferenc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xperiences Applying Automated Architecture Analysis Tool Suites</text:p>
          </table:table-cell>
          <table:table-cell office:value-type="string" calcext:value-type="string">
            <text:p>Mo, Ran; Snipes, Will; Cai, Yuanfang; Ramaswamy, Srini; Kazman, Rick; Naedele, Martin</text:p>
          </table:table-cell>
          <table:table-cell office:value-type="string" calcext:value-type="string">
            <text:p>Proceedings of the 33rd ACM/IEEE International Conference on Automated Software Engineering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 Taxonomy for Architectural Stability</text:p>
          </table:table-cell>
          <table:table-cell office:value-type="string" calcext:value-type="string">
            <text:p>Salama, Maria; Bahsoon, Rami</text:p>
          </table:table-cell>
          <table:table-cell office:value-type="string" calcext:value-type="string">
            <text:p>Proceedings of the 31st Annual ACM Symposium on Applied Comput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Ontology-Based Framework for Internal-External Quality Trade-Offs and Tenant Management in Multi-Tenant Applications</text:p>
          </table:table-cell>
          <table:table-cell office:value-type="string" calcext:value-type="string">
            <text:p>Kalra, Sumit; Prabhakar, T. V.</text:p>
          </table:table-cell>
          <table:table-cell office:value-type="string" calcext:value-type="string">
            <text:p>SIGAPP Appl. Comput. Rev.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Comparitive Analysis of Manual vs Automotive Testing for Software Quality</text:p>
          </table:table-cell>
          <table:table-cell office:value-type="string" calcext:value-type="string">
            <text:p>Mateen, Ahmed; Zhu, Qingsheng; Afsar, Salman</text:p>
          </table:table-cell>
          <table:table-cell office:value-type="string" calcext:value-type="string">
            <text:p>Proceedings of the 7th International Conference on Software Engineering and New Technologie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Towards Quantitative Metrics for Architecture Models</text:p>
          </table:table-cell>
          <table:table-cell office:value-type="string" calcext:value-type="string">
            <text:p>Sehestedt, Stephan; Cheng, Chih-Hong; Bouwers, Eric</text:p>
          </table:table-cell>
          <table:table-cell office:value-type="string" calcext:value-type="string">
            <text:p>Proceedings of the WICSA 2014 Companion Volum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lexibility in Ecosystem Architectures</text:p>
          </table:table-cell>
          <table:table-cell office:value-type="string" calcext:value-type="string">
            <text:p>da Silva Amorim, Simone; McGregor, John D.; de Almeida, Eduardo Santana; von Flach G. Chavez, Christina</text:p>
          </table:table-cell>
          <table:table-cell office:value-type="string" calcext:value-type="string">
            <text:p>Proceedings of the 2014 European Conference on Software Architecture Workshop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utomated Architectural Evaluation of Web Information Systems</text:p>
          </table:table-cell>
          <table:table-cell office:value-type="string" calcext:value-type="string">
            <text:p>Pinto, Felipe; Kulesza, Uirá; Guerra, Eduardo; Júnior, João Maria; Silva, Leo</text:p>
          </table:table-cell>
          <table:table-cell office:value-type="string" calcext:value-type="string">
            <text:p>Proceedings of the 19th Brazilian Symposium on Multimedia and the Web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urrent Challenges in Practical Object-Oriented Software Design</text:p>
          </table:table-cell>
          <table:table-cell office:value-type="string" calcext:value-type="string">
            <text:p>Aniche, Maurício; Yoder, Joseph W.; Kon, Fabio</text:p>
          </table:table-cell>
          <table:table-cell office:value-type="string" calcext:value-type="string">
            <text:p>Proceedings of the 41st International Conference on Software Engineering: New Ideas and Emerging Results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erformance Evaluation of NoSQL Databases: A Case Study</text:p>
          </table:table-cell>
          <table:table-cell office:value-type="string" calcext:value-type="string">
            <text:p>Klein, John; Gorton, Ian; Ernst, Neil; Donohoe, Patrick; Pham, Kim; Matser, Chrisjan</text:p>
          </table:table-cell>
          <table:table-cell office:value-type="string" calcext:value-type="string">
            <text:p>Proceedings of the 1st Workshop on Performance Analysis of Big Data System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tability of Self-Adaptive Software Architectures</text:p>
          </table:table-cell>
          <table:table-cell office:value-type="string" calcext:value-type="string">
            <text:p>Salama, Maria</text:p>
          </table:table-cell>
          <table:table-cell office:value-type="string" calcext:value-type="string">
            <text:p>Proceedings of the 30th IEEE/ACM International Conference on Automated Software Engineer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 Domain-Specific Language to Specify Planned Architectures of Adaptive Systems</text:p>
          </table:table-cell>
          <table:table-cell office:value-type="string" calcext:value-type="string">
            <text:p>San Martin, Daniel and Camargo, Valter</text:p>
          </table:table-cell>
          <table:table-cell office:value-type="string" calcext:value-type="string">
            <text:p>15th Brazilian Symposium on Software Components, Architectures, and Reuse</text:p>
          </table:table-cell>
          <table:table-cell office:value-type="float" office:value="2021" calcext:value-type="float">
            <text:p>2021</text:p>
          </table:table-cell>
        </table:table-row>
      </table:table>
      <table:table table:name="Scopus" table:style-name="ta1">
        <table:table-column table:style-name="co1" table:number-columns-repeated="4" table:default-cell-style-name="Default"/>
        <table:table-row table:style-name="ro1">
          <table:table-cell table:style-name="ce107" office:value-type="string" calcext:value-type="string">
            <text:p>Document Title</text:p>
          </table:table-cell>
          <table:table-cell table:style-name="ce107" office:value-type="string" calcext:value-type="string">
            <text:p>Authors</text:p>
          </table:table-cell>
          <table:table-cell table:style-name="ce107" office:value-type="string" calcext:value-type="string">
            <text:p>Publication Title</text:p>
          </table:table-cell>
          <table:table-cell table:style-name="ce107" office:value-type="string" calcext:value-type="string">
            <text:p>Publication Year</text:p>
          </table:table-cell>
        </table:table-row>
        <table:table-row table:style-name="ro1">
          <table:table-cell office:value-type="string" calcext:value-type="string">
            <text:p>A fuzzy-AHP-based approach to select software architecture based on quality attributes (FASSA)</text:p>
          </table:table-cell>
          <table:table-cell office:value-type="string" calcext:value-type="string">
            <text:p>Moaven S., Habibi J.</text:p>
          </table:table-cell>
          <table:table-cell office:value-type="string" calcext:value-type="string">
            <text:p>Knowledge and Information Systems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 Software Architecture of Test Case Tools for Object-Oriented Programs</text:p>
          </table:table-cell>
          <table:table-cell office:value-type="string" calcext:value-type="string">
            <text:p>de Oliveira A.R., Sobrinho A., de Sousa R.R., e Silva L.C., de Araujo Oliveira H.F., Perkusich A.</text:p>
          </table:table-cell>
          <table:table-cell office:value-type="string" calcext:value-type="string">
            <text:p>Advances in Intelligent Systems and Computing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Towards metrics for analyzing system architectures modeled with EAST-ADL</text:p>
          </table:table-cell>
          <table:table-cell office:value-type="string" calcext:value-type="string">
            <text:p>Etzel C., Hofhammer F., Bauer B.</text:p>
          </table:table-cell>
          <table:table-cell office:value-type="string" calcext:value-type="string">
            <text:p>MODELSWARD 2020 - Proceedings of the 8th International Conference on Model-Driven Engineering and Software Development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ftware architecture design of cloud platforms in automotive domain: An online survey</text:p>
          </table:table-cell>
          <table:table-cell office:value-type="string" calcext:value-type="string">
            <text:p>Banijamali A., Heisig P., Kristan J., Kuvaja P., Oivo M.</text:p>
          </table:table-cell>
          <table:table-cell office:value-type="string" calcext:value-type="string">
            <text:p>Proceedings - 2019 IEEE 12th Conference on Service-Oriented Computing and Applications, SOCA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QME: a framework for modeling and evaluation of software architecture quality attributes</text:p>
          </table:table-cell>
          <table:table-cell office:value-type="string" calcext:value-type="string">
            <text:p>Sedaghatbaf A., Azgomi M.A.</text:p>
          </table:table-cell>
          <table:table-cell office:value-type="string" calcext:value-type="string">
            <text:p>Software and Systems Modeling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tructural and behavioral reference model for IoT-based elderly health-care systems in smart home</text:p>
          </table:table-cell>
          <table:table-cell office:value-type="string" calcext:value-type="string">
            <text:p>Ghasemi F., Rezaee A., Rahmani A.M.</text:p>
          </table:table-cell>
          <table:table-cell office:value-type="string" calcext:value-type="string">
            <text:p>International Journal of Communication Systems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alyzing Software Architecture Evolvability Based on Multiple Architectural Attributes Measurements</text:p>
          </table:table-cell>
          <table:table-cell office:value-type="string" calcext:value-type="string">
            <text:p>Wang T., Li B.</text:p>
          </table:table-cell>
          <table:table-cell office:value-type="string" calcext:value-type="string">
            <text:p>Proceedings - 19th IEEE International Conference on Software Quality, Reliability and Security, QRS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xtracting Quality Attributes from User Stories for Early Architecture Decision Making</text:p>
          </table:table-cell>
          <table:table-cell office:value-type="string" calcext:value-type="string">
            <text:p>Gilson F., Galster M., Georis F.</text:p>
          </table:table-cell>
          <table:table-cell office:value-type="string" calcext:value-type="string">
            <text:p>Proceedings - 2019 IEEE International Conference on Software Architecture - Companion, ICSA-C 2019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 evaluation of big data architectures</text:p>
          </table:table-cell>
          <table:table-cell office:value-type="string" calcext:value-type="string">
            <text:p>Garises V., Quenum J.G.</text:p>
          </table:table-cell>
          <table:table-cell office:value-type="string" calcext:value-type="string">
            <text:p>DATA 2019 - Proceedings of the 8th International Conference on Data Science, Technology and Applications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omparitive analysis of manual vs automotive testing for software quality</text:p>
          </table:table-cell>
          <table:table-cell office:value-type="string" calcext:value-type="string">
            <text:p>Mateen A., Afsar S., Zhu Q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Software Architectural Quality Assessment Model for Security Analysis Using Fuzzy Analytical Hierarchy Process (FAHP) Method</text:p>
          </table:table-cell>
          <table:table-cell office:value-type="string" calcext:value-type="string">
            <text:p>Dayanandan U., Kalimuthu V.</text:p>
          </table:table-cell>
          <table:table-cell office:value-type="string" calcext:value-type="string">
            <text:p>3D Research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 fuzzy analytical hierarchy process (FAHP) based software quality assessment model: Maintainability analysis</text:p>
          </table:table-cell>
          <table:table-cell office:value-type="string" calcext:value-type="string">
            <text:p>Dayanandan U., Kalimuthu V.</text:p>
          </table:table-cell>
          <table:table-cell office:value-type="string" calcext:value-type="string">
            <text:p>International Journal of Intelligent Engineering and System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Variability models for generating efficient configurations of functional quality attributes</text:p>
          </table:table-cell>
          <table:table-cell office:value-type="string" calcext:value-type="string">
            <text:p>Horcas J.-M., Pinto M., Fuentes L.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Design level quality analysis using fuzzy UML models and weighted complex networks</text:p>
          </table:table-cell>
          <table:table-cell office:value-type="string" calcext:value-type="string">
            <text:p>Vimaladevi M., Zayaraz G.</text:p>
          </table:table-cell>
          <table:table-cell office:value-type="string" calcext:value-type="string">
            <text:p>Proceedings of the 2017 IEEE International Conference on Communication and Signal Processing, ICCSP 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 method for dependability evaluation of software architectures</text:p>
          </table:table-cell>
          <table:table-cell office:value-type="string" calcext:value-type="string">
            <text:p>Sedaghatbaf A., Abdollahi Azgomi M.</text:p>
          </table:table-cell>
          <table:table-cell office:value-type="string" calcext:value-type="string">
            <text:p>Computing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Internal quality to external quality - An approach to manage conflicts</text:p>
          </table:table-cell>
          <table:table-cell office:value-type="string" calcext:value-type="string">
            <text:p>Kalra S., Prabhakar T.V.</text:p>
          </table:table-cell>
          <table:table-cell office:value-type="string" calcext:value-type="string">
            <text:p>Proceedings of the 2017 Research in Adaptive and Convergent Systems, RACS 2017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 web-based reference architecture for mobile learning: Its quality aspects and evaluation</text:p>
          </table:table-cell>
          <table:table-cell office:value-type="string" calcext:value-type="string">
            <text:p>Zbick J.</text:p>
          </table:table-cell>
          <table:table-cell office:value-type="string" calcext:value-type="string">
            <text:p>Proceedings - 2017 IEEE International Conference on Software Architecture Workshops, ICSAW 2017: Side Track Proceeding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utomated continuous evaluation of AUTOSAR software architecture for complex powertrain systems</text:p>
          </table:table-cell>
          <table:table-cell office:value-type="string" calcext:value-type="string">
            <text:p>Venkitachalam H., Powale K., Granrath C., Richenhagen J.</text:p>
          </table:table-cell>
          <table:table-cell office:value-type="string" calcext:value-type="string">
            <text:p>Lecture Notes in Informatics (LNI), Proceedings - Series of the Gesellschaft fur Informatik (GI)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Methods for evaluating software architecture-A survey</text:p>
          </table:table-cell>
          <table:table-cell office:value-type="string" calcext:value-type="string">
            <text:p>Shreelekhya G., Yazhini, Senthilkumaran U., Manikandan N.</text:p>
          </table:table-cell>
          <table:table-cell office:value-type="string" calcext:value-type="string">
            <text:p>International Journal of Pharmacy and Technology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cision Making for the Software Architecture Structure Based on the Criteria Importance Theory</text:p>
          </table:table-cell>
          <table:table-cell office:value-type="string" calcext:value-type="string">
            <text:p>Orlov S., Vishnyakov A.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An empirical evaluation model for software architecture maintainability for object oriented design</text:p>
          </table:table-cell>
          <table:table-cell office:value-type="string" calcext:value-type="string">
            <text:p>Dayanandan U., Vivekanandan K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coupling level: A new metric for architectural maintenance complexity</text:p>
          </table:table-cell>
          <table:table-cell office:value-type="string" calcext:value-type="string">
            <text:p>Mo R., Cai Y., Kazman R., Xiao L., Feng Q.</text:p>
          </table:table-cell>
          <table:table-cell office:value-type="string" calcext:value-type="string">
            <text:p>Proceedings - International Conference on Software Engineer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Novel creative innovative patterns for architecture analysis (CIPA)</text:p>
          </table:table-cell>
          <table:table-cell office:value-type="string" calcext:value-type="string">
            <text:p>Angeline Julia S., Rodrigues P.</text:p>
          </table:table-cell>
          <table:table-cell office:value-type="string" calcext:value-type="string">
            <text:p>Indian Journal of Science and Technology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Combined architectural framework for the selection of architectures using ATAM, FAHP and CBAM</text:p>
          </table:table-cell>
          <table:table-cell office:value-type="string" calcext:value-type="string">
            <text:p>Dhaya C., Zayaraz G.</text:p>
          </table:table-cell>
          <table:table-cell office:value-type="string" calcext:value-type="string">
            <text:p>International Journal of Computer Applications in Technology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Evaluation of NoSQL graph databases for querying and versioning of engineering data in multi-disciplinary engineering environments</text:p>
          </table:table-cell>
          <table:table-cell office:value-type="string" calcext:value-type="string">
            <text:p>Mordinyi R., Schindler P., Biffl S.</text:p>
          </table:table-cell>
          <table:table-cell office:value-type="string" calcext:value-type="string">
            <text:p>IEEE International Conference on Emerging Technologies and Factory Automation, ETF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volution of Object Oriented Coupling Metrics: A Sampling of 25 Years of Research</text:p>
          </table:table-cell>
          <table:table-cell office:value-type="string" calcext:value-type="string">
            <text:p>Nicolaescu A., Lichter H., Xu Y.</text:p>
          </table:table-cell>
          <table:table-cell office:value-type="string" calcext:value-type="string">
            <text:p>Proceedings - 2nd International Workshop on Software Architecture and Metrics, SAM 20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 survey on software architecture evaluation methods</text:p>
          </table:table-cell>
          <table:table-cell office:value-type="string" calcext:value-type="string">
            <text:p>Patidar A., Suman U.</text:p>
          </table:table-cell>
          <table:table-cell office:value-type="string" calcext:value-type="string">
            <text:p>2015 International Conference on Computing for Sustainable Global Development, INDIACom 2015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valuation of security in software architecture using combination of ATAM and STRIDE</text:p>
          </table:table-cell>
          <table:table-cell office:value-type="string" calcext:value-type="string">
            <text:p>Ibnugraha P.D., Ferdiana R., Suharyanto, Santosa P.I.</text:p>
          </table:table-cell>
          <table:table-cell office:value-type="string" calcext:value-type="string">
            <text:p>Journal of Theoretical and Applied Information Technology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An analytical security model for existing software systems</text:p>
          </table:table-cell>
          <table:table-cell office:value-type="string" calcext:value-type="string">
            <text:p>Isazadeh A., Elgedawy I., Karimpour J., Izadkhah H.</text:p>
          </table:table-cell>
          <table:table-cell office:value-type="string" calcext:value-type="string">
            <text:p>Applied Mathematics and Information Scienc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utomated quantitative attributes prediction from architectural description language</text:p>
          </table:table-cell>
          <table:table-cell office:value-type="string" calcext:value-type="string">
            <text:p>Derbel I., Jilani L.L., Mili A.</text:p>
          </table:table-cell>
          <table:table-cell office:value-type="string" calcext:value-type="string">
            <text:p>ICSOFT-PT 2014 - Proceedings of the 9th International Conference on Software Paradigm Trend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Visualizing software structure understandability</text:p>
          </table:table-cell>
          <table:table-cell office:value-type="string" calcext:value-type="string">
            <text:p>Dugerdil P., Niculescu M.</text:p>
          </table:table-cell>
          <table:table-cell office:value-type="string" calcext:value-type="string">
            <text:p>Proceedings of the Australian Software Engineering Conference, ASWEC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How do software architects specify and validate quality requirements?</text:p>
          </table:table-cell>
          <table:table-cell office:value-type="string" calcext:value-type="string">
            <text:p>Caracciolo A., Lungu M.F., Nierstrasz O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owards quantitative metrics for architecture models</text:p>
          </table:table-cell>
          <table:table-cell office:value-type="string" calcext:value-type="string">
            <text:p>Sehestedt S., Cheng C.-H., Bouwers E.</text:p>
          </table:table-cell>
          <table:table-cell office:value-type="string" calcext:value-type="string">
            <text:p>ACM International Conference Proceeding Seri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CME+ for software architecture analysis</text:p>
          </table:table-cell>
          <table:table-cell office:value-type="string" calcext:value-type="string">
            <text:p>Derbel I., Jilani L.L., Mili A.</text:p>
          </table:table-cell>
          <table:table-cell office:value-type="string" calcext:value-type="string">
            <text:p>ICSOFT 2013 - Proceedings of the 8th International Joint Conference on Software Technologi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Towards a methodology driven by relationships of quality attributes for QoS-based analysis</text:p>
          </table:table-cell>
          <table:table-cell office:value-type="string" calcext:value-type="string">
            <text:p>Becker S., Happe L., Mirandola R., Trubiani C.</text:p>
          </table:table-cell>
          <table:table-cell office:value-type="string" calcext:value-type="string">
            <text:p>ICPE 2013 - Proceedings of the 2013 ACM/SPEC International Conference on Performance Engineering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arly performance assessment in component-based software systems</text:p>
          </table:table-cell>
          <table:table-cell office:value-type="string" calcext:value-type="string">
            <text:p>Karimpour J., Isazadeh A., Izadkhah H.</text:p>
          </table:table-cell>
          <table:table-cell office:value-type="string" calcext:value-type="string">
            <text:p>IET Softwar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ACME+: An ADL for Quantitative Analysis of Quality Attributes</text:p>
          </table:table-cell>
          <table:table-cell office:value-type="string" calcext:value-type="string">
            <text:p>Derbel I., Jilani L.L., Mili A.</text:p>
          </table:table-cell>
          <table:table-cell office:value-type="string" calcext:value-type="string">
            <text:p>Communications in Computer and Information Scienc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Identification and implementation of observer and state pattern in internet banking application</text:p>
          </table:table-cell>
          <table:table-cell office:value-type="string" calcext:value-type="string">
            <text:p>Meiappane A., Chithra B., Venkatesan V.P.</text:p>
          </table:table-cell>
          <table:table-cell office:value-type="string" calcext:value-type="string">
            <text:p>2012 International Conference on Radar, Communication and Computing, ICRCC 2012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Evaluating software architecture solutions in the cloud era</text:p>
          </table:table-cell>
          <table:table-cell office:value-type="string" calcext:value-type="string">
            <text:p>Hadar I., Brokman M., Hadar E.</text:p>
          </table:table-cell>
          <table:table-cell office:value-type="string" calcext:value-type="string">
            <text:p>CLOSER 2012 - Proceedings of the 2nd International Conference on Cloud Computing and Services Scienc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 quantitative evaluation of the impact of architectural patterns on quality requirements</text:p>
          </table:table-cell>
          <table:table-cell office:value-type="string" calcext:value-type="string">
            <text:p>Kassab M., El-Boussaidi G., Mili H.</text:p>
          </table:table-cell>
          <table:table-cell office:value-type="string" calcext:value-type="string">
            <text:p>Studies in Computational Intelligenc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Modeling of UAS swarms using dynamic and re-configurable software architecture</text:p>
          </table:table-cell>
          <table:table-cell office:value-type="string" calcext:value-type="string">
            <text:p>Reza H., Ogaard K.</text:p>
          </table:table-cell>
          <table:table-cell office:value-type="string" calcext:value-type="string">
            <text:p>Proceedings - ICSEng 2011: International Conference on Systems Engineering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Evaluation and classifying software architecture styles due to quality attributes</text:p>
          </table:table-cell>
          <table:table-cell office:value-type="string" calcext:value-type="string">
            <text:p>Eftekhari N., Rad M.P., Alinejad-Rokny H.</text:p>
          </table:table-cell>
          <table:table-cell office:value-type="string" calcext:value-type="string">
            <text:p>Australian Journal of Basic and Applied Sciences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Modeling UAS swarm system using conceptual and dynamic architectural modeling concepts</text:p>
          </table:table-cell>
          <table:table-cell office:value-type="string" calcext:value-type="string">
            <text:p>Reza H., Ogaard K.</text:p>
          </table:table-cell>
          <table:table-cell office:value-type="string" calcext:value-type="string">
            <text:p>Lecture Notes in Computer Science (including subseries Lecture Notes in Artificial Intelligence and Lecture Notes in Bioinformatics)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n empirical study of software architectures' effect on product quality</text:p>
          </table:table-cell>
          <table:table-cell office:value-type="string" calcext:value-type="string">
            <text:p>Hansen K.M., Jonasson K., Neukirchen H.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 quantitative algorithm to select software architecture by tradeoff between quality attributes</text:p>
          </table:table-cell>
          <table:table-cell office:value-type="string" calcext:value-type="string">
            <text:p>Jabali F.H., Sharafi S.M., Zamanifar K.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 method for monitoring the coupling evolution of microservice-based architectures</text:p>
          </table:table-cell>
          <table:table-cell office:value-type="string" calcext:value-type="string">
            <text:p>Apolinário, Daniel RF and de França, Breno BN</text:p>
          </table:table-cell>
          <table:table-cell office:value-type="string" calcext:value-type="string">
            <text:p>Journal of the Brazilian Computer Society</text:p>
          </table:table-cell>
          <table:table-cell office:value-type="float" office:value="2021" calcext:value-type="float">
            <text:p>2021</text:p>
          </table:table-cell>
        </table:table-row>
      </table:table>
      <table:table table:name="Springerlink" table:style-name="ta1">
        <table:table-column table:style-name="co1" table:number-columns-repeated="4" table:default-cell-style-name="Default"/>
        <table:table-row table:style-name="ro1">
          <table:table-cell table:style-name="ce107" office:value-type="string" calcext:value-type="string">
            <text:p>Document Title</text:p>
          </table:table-cell>
          <table:table-cell table:style-name="ce107" office:value-type="string" calcext:value-type="string">
            <text:p>Authors</text:p>
          </table:table-cell>
          <table:table-cell table:style-name="ce107" office:value-type="string" calcext:value-type="string">
            <text:p>Publication Title</text:p>
          </table:table-cell>
          <table:table-cell table:style-name="ce107" office:value-type="string" calcext:value-type="string">
            <text:p>Publication Year</text:p>
          </table:table-cell>
        </table:table-row>
        <table:table-row table:style-name="ro1">
          <table:table-cell office:value-type="string" calcext:value-type="string">
            <text:p>Software Architecture Modeling and Evaluation Based on Stochastic Activity Networks</text:p>
          </table:table-cell>
          <table:table-cell office:value-type="string" calcext:value-type="string">
            <text:p>Sedaghatbaf, Ali; Azgomi, Mohammad Abdolahi</text:p>
          </table:table-cell>
          <table:table-cell office:value-type="string" calcext:value-type="string">
            <text:p>Fundamentals of Software Engineer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xtending software architecture views with an energy consumption perspective</text:p>
          </table:table-cell>
          <table:table-cell office:value-type="string" calcext:value-type="string">
            <text:p>Jagroep, Erik; van der Werf, Jan Martijn; Brinkkemper, Sjaak; Blom, Leen; van Vliet, Rob</text:p>
          </table:table-cell>
          <table:table-cell office:value-type="string" calcext:value-type="string">
            <text:p>Computing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Toward an Integrated Quality Evaluation of Web Applications with DEVS</text:p>
          </table:table-cell>
          <table:table-cell office:value-type="string" calcext:value-type="string">
            <text:p>Bogado, Verónica; Gonnet, Silvio; Leone, Horacio</text:p>
          </table:table-cell>
          <table:table-cell office:value-type="string" calcext:value-type="string">
            <text:p>Current Trends in Web Engineering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Exploring the suitability of source code metrics for indicating architectural inconsistencies</text:p>
          </table:table-cell>
          <table:table-cell office:value-type="string" calcext:value-type="string">
            <text:p>Lenhard, Jörg; Blom, Martin; Herold, Sebastian</text:p>
          </table:table-cell>
          <table:table-cell office:value-type="string" calcext:value-type="string">
            <text:p>Software Quality Journa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Benchmarking lightweight face architectures on specific face recognition scenarios</text:p>
          </table:table-cell>
          <table:table-cell office:value-type="string" calcext:value-type="string">
            <text:p>Martinez-Diaz, Yoanna and Nicolas-Diaz, Miguel and Mendez-Vazquez, Heydi and Luevano, Luis S and Chang, Leonardo and Gonzalez-Mendoza, Miguel and Sucar, Luis Enrique</text:p>
          </table:table-cell>
          <table:table-cell office:value-type="string" calcext:value-type="string">
            <text:p>Artificial Intelligence Review</text:p>
          </table:table-cell>
          <table:table-cell office:value-type="float" office:value="2021" calcext:value-type="float">
            <text:p>2021</text:p>
          </table:table-cell>
        </table:table-row>
      </table:table>
      <table:table table:name="ScienceDirect" table:style-name="ta1">
        <table:table-column table:style-name="co1" table:number-columns-repeated="4" table:default-cell-style-name="Default"/>
        <table:table-row table:style-name="ro1">
          <table:table-cell table:style-name="ce107" office:value-type="string" calcext:value-type="string">
            <text:p>Document Title</text:p>
          </table:table-cell>
          <table:table-cell table:style-name="ce107" office:value-type="string" calcext:value-type="string">
            <text:p>Authors</text:p>
          </table:table-cell>
          <table:table-cell table:style-name="ce107" office:value-type="string" calcext:value-type="string">
            <text:p>Publication Title</text:p>
          </table:table-cell>
          <table:table-cell table:style-name="ce107" office:value-type="string" calcext:value-type="string">
            <text:p>Publication Year</text:p>
          </table:table-cell>
        </table:table-row>
        <table:table-row table:style-name="ro1">
          <table:table-cell office:value-type="string" calcext:value-type="string">
            <text:p>A quantitative algorithm to select software architecture by tradeoff between quality attributes</text:p>
          </table:table-cell>
          <table:table-cell office:value-type="string" calcext:value-type="string">
            <text:p>Jabali, Farzaneh Hoseini; Sharafi, Sayed Mehran; Zamanifar, Kamran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nalysing and modelling runtime architectural stability for self-adaptive software</text:p>
          </table:table-cell>
          <table:table-cell office:value-type="string" calcext:value-type="string">
            <text:p>Salama, Maria; Bahsoon, Rami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rchitecture design evaluation of PaaS cloud applications using generated prototypes: PaaSArch Cloud Prototyper tool</text:p>
          </table:table-cell>
          <table:table-cell office:value-type="string" calcext:value-type="string">
            <text:p>Gesvindr, David; Gasior, Ondrej; Buhnova, Barbora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rchitecture for embedded open software ecosystems</text:p>
          </table:table-cell>
          <table:table-cell office:value-type="string" calcext:value-type="string">
            <text:p>Eklund, Ulrik; Bosch, Jan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apturing software architecture knowledge for pattern-driven design</text:p>
          </table:table-cell>
          <table:table-cell office:value-type="string" calcext:value-type="string">
            <text:p>Farshidi, Siamak; Jansen, Slinger; Werf, Jan Martijn van der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Chapter 13 - The Design Implications of Users’ Values for Software and System Architecture</text:p>
          </table:table-cell>
          <table:table-cell office:value-type="string" calcext:value-type="string">
            <text:p>Sutcliffe, Alistair; Thew, Sarah</text:p>
          </table:table-cell>
          <table:table-cell office:value-type="string" calcext:value-type="string">
            <text:p>Economics-Driven Software Architectur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hapter 2 - Architecting Software Systems for Runtime Self-Adaptation: Concepts, Models, and Challenges</text:p>
          </table:table-cell>
          <table:table-cell office:value-type="string" calcext:value-type="string">
            <text:p>Villegas, N. M.; Tamura, G.; Müller, H. A.</text:p>
          </table:table-cell>
          <table:table-cell office:value-type="string" calcext:value-type="string">
            <text:p>Managing Trade-Offs in Adaptable Software Architectures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Chapter 5 - HASARD: A Model-Based Method for Quality Analysis of Software Architecture</text:p>
          </table:table-cell>
          <table:table-cell office:value-type="string" calcext:value-type="string">
            <text:p>Zhu, Hong; Zhang, Qian; Zhang, Yanlong</text:p>
          </table:table-cell>
          <table:table-cell office:value-type="string" calcext:value-type="string">
            <text:p>Relating System Quality and Software Architectur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hapter Four - Model Transformation Using Multiobjective Optimization</text:p>
          </table:table-cell>
          <table:table-cell office:value-type="string" calcext:value-type="string">
            <text:p>Mkaouer, Mohamed Wiem; Kessentini, Marouane</text:p>
          </table:table-cell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Decision Making for the Software Architecture Structure Based on the Criteria Importance Theory</text:p>
          </table:table-cell>
          <table:table-cell office:value-type="string" calcext:value-type="string">
            <text:p>Orlov, Sergey; Vishnyakov, Andrei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Decision Model for Software Architectural Tactics Selection Based on Quality Attributes Requirements</text:p>
          </table:table-cell>
          <table:table-cell office:value-type="string" calcext:value-type="string">
            <text:p>Sabry, Ahmed E.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Empirical validation of cyber-foraging architectural tactics for surrogate provisioning</text:p>
          </table:table-cell>
          <table:table-cell office:value-type="string" calcext:value-type="string">
            <text:p>Moghaddam, Fahimeh Alizadeh; Procaccianti, Giuseppe; Lewis, Grace A.; Lago, Patricia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Evaluating REST architectures—Approach, tooling and guidelines</text:p>
          </table:table-cell>
          <table:table-cell office:value-type="string" calcext:value-type="string">
            <text:p>Costa, Bruno; Pires, Paulo F.; Delicato, Flávia C.; Merson, Paulo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Hierarchical Criterion Approach for Architecture Structure Selection of Transportation Software</text:p>
          </table:table-cell>
          <table:table-cell office:value-type="string" calcext:value-type="string">
            <text:p>Orlov, Sergey; Vishnyakov, Andrei</text:p>
          </table:table-cell>
          <table:table-cell office:value-type="string" calcext:value-type="string">
            <text:p>Procedia Engineering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Interactive multi-objective evolutionary optimization of software architectures</text:p>
          </table:table-cell>
          <table:table-cell office:value-type="string" calcext:value-type="string">
            <text:p>Ramírez, Aurora; Romero, José Raúl; Ventura, Sebastián</text:p>
          </table:table-cell>
          <table:table-cell office:value-type="string" calcext:value-type="string">
            <text:p>Information Sciences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IoT architecture for adaptation to transient devices</text:p>
          </table:table-cell>
          <table:table-cell office:value-type="string" calcext:value-type="string">
            <text:p>Ariza, Jairo; Garcés, Kelly; Cardozo, Nicolás; Sánchez, Juan Pablo Rodríguez; Vargas, Fernando Jiménez</text:p>
          </table:table-cell>
          <table:table-cell office:value-type="string" calcext:value-type="string">
            <text:p>Journal of Parallel and Distributed Computing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Knowledge representation and information extraction for analysing architectural patterns</text:p>
          </table:table-cell>
          <table:table-cell office:value-type="string" calcext:value-type="string">
            <text:p>Velasco-Elizondo, Perla; Marín-Piña, Rosario; Vazquez-Reyes, Sodel; Mora-Soto, Arturo; Mejia, Jezreel</text:p>
          </table:table-cell>
          <table:table-cell office:value-type="string" calcext:value-type="string">
            <text:p>Science of Computer Programmin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Measuring the impact of changes to the complexity and coupling properties of automotive software systems</text:p>
          </table:table-cell>
          <table:table-cell office:value-type="string" calcext:value-type="string">
            <text:p>Durisic, Darko; Nilsson, Martin; Staron, Miroslaw; Hansson, Jörgen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New degrees of freedom in metaheuristic optimization of component-based systems architecture: Architecture topology and load balancing</text:p>
          </table:table-cell>
          <table:table-cell office:value-type="string" calcext:value-type="string">
            <text:p>Etemaadi, Ramin; Chaudron, Michel R. V.</text:p>
          </table:table-cell>
          <table:table-cell office:value-type="string" calcext:value-type="string">
            <text:p>Science of Computer Programming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On the relationships between QoS and software adaptability at the architectural level</text:p>
          </table:table-cell>
          <table:table-cell office:value-type="string" calcext:value-type="string">
            <text:p>Perez-Palacin, Diego; Mirandola, Raffaela; Merseguer, José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eliability-driven deployment optimization for embedded systems</text:p>
          </table:table-cell>
          <table:table-cell office:value-type="string" calcext:value-type="string">
            <text:p>Meedeniya, Indika; Buhnova, Barbora; Aleti, Aldeida; Grunske, Lars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oftware architecture evolution through evolvability analysis</text:p>
          </table:table-cell>
          <table:table-cell office:value-type="string" calcext:value-type="string">
            <text:p>Breivold, Hongyu Pei; Crnkovic, Ivica; Larsson, Magnus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Towards a Knowledge Based Approach to Style Driven Architecture Design</text:p>
          </table:table-cell>
          <table:table-cell office:value-type="string" calcext:value-type="string">
            <text:p>Moaven, Shahrouz; Habibi, Jafar; Alidoosti, Razie; Mosaed, Alireza Parvizi</text:p>
          </table:table-cell>
          <table:table-cell office:value-type="string" calcext:value-type="string">
            <text:p>Procedia Computer Science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TRIZ for software architecture</text:p>
          </table:table-cell>
          <table:table-cell office:value-type="string" calcext:value-type="string">
            <text:p>Kluender, Daniel</text:p>
          </table:table-cell>
          <table:table-cell office:value-type="string" calcext:value-type="string">
            <text:p>Procedia Engineering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Variability models for generating efficient configurations of functional quality attributes</text:p>
          </table:table-cell>
          <table:table-cell office:value-type="string" calcext:value-type="string">
            <text:p>Horcas, Jose-Miguel; Pinto, Mónica; Fuentes, Lidia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rchitecture evaluation in continuous development</text:p>
          </table:table-cell>
          <table:table-cell office:value-type="string" calcext:value-type="string">
            <text:p>Agren, S Magnus and Knauss, Eric and Heldal, Rogardt and Pelliccione, Patrizio and Alminger, Anders and Antonsson, Magnus and Karlkvist, Thomas and Lindeborg, Anders</text:p>
          </table:table-cell>
          <table:table-cell office:value-type="string" calcext:value-type="string">
            <text:p>Journal of Systems and Softwa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S-QuAAF: A generic evaluation framework for monitoring software architecture quality</text:p>
          </table:table-cell>
          <table:table-cell office:value-type="string" calcext:value-type="string">
            <text:p>Kadri, Salim and Aouag, Sofiane and Hedjazi, Djalal</text:p>
          </table:table-cell>
          <table:table-cell office:value-type="string" calcext:value-type="string">
            <text:p>Information and Software Technology</text:p>
          </table:table-cell>
          <table:table-cell office:value-type="float" office:value="2021" calcext:value-type="float">
            <text:p>2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-</number:text>
      <number:month number:textual="true"/>
    </number:date-style>
    <number:time-style style:name="N123">
      <number:hours/>
      <number:text>:</number:text>
      <number:minutes number:style="long"/>
      <number:text> </number:text>
      <number:am-pm/>
    </number:time-style>
    <number:date-style style:name="N12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f5" style:family="table-cell" style:parent-style-name="Default">
      <style:table-cell-properties fo:background-color="#ffc7ce"/>
      <style:text-properties fo:color="#9c0006"/>
    </style:style>
    <style:style style:name="cf6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02:52:03.4169426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6T23:01:42.162850528</meta:creation-date>
    <meta:generator>LibreOffice/6.0.7.3$Linux_X86_64 LibreOffice_project/00m0$Build-3</meta:generator>
    <dc:date>2022-05-17T02:53:44.598171070</dc:date>
    <meta:editing-duration>PT1H52M32S</meta:editing-duration>
    <meta:editing-cycles>33</meta:editing-cycles>
    <meta:document-statistic meta:table-count="5" meta:cell-count="614" meta:object-count="0"/>
  </office:meta>
</office:document-meta>
</file>